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20000000C02FE86A23.png"/>
  <manifest:file-entry manifest:media-type="image/png" manifest:full-path="Pictures/10000000000000F000000090A328476E.png"/>
  <manifest:file-entry manifest:media-type="image/png" manifest:full-path="Pictures/10000000000002D4000000F0195948EF.png"/>
  <manifest:file-entry manifest:media-type="image/jpeg" manifest:full-path="Pictures/100000000000026C000001D1CDF6DBD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font-size="12pt" style:font-size-asian="12pt" style:font-size-complex="12pt"/>
    </style:style>
    <style:style style:name="P2" style:family="paragraph" style:parent-style-name="Standard">
      <style:paragraph-properties fo:line-height="150%" fo:text-align="center" style:justify-single-word="false"/>
      <style:text-properties style:font-name="Arial" fo:font-size="12pt" style:font-size-asian="12pt" style:font-size-complex="12pt"/>
    </style:style>
    <style:style style:name="P3" style:family="paragraph" style:parent-style-name="Standard">
      <style:paragraph-properties fo:line-height="150%" fo:text-align="start" style:justify-single-word="false"/>
      <style:text-properties style:font-name="Arial" fo:font-size="12pt" style:font-size-asian="12pt" style:font-size-complex="12pt"/>
    </style:style>
    <style:style style:name="P4" style:family="paragraph" style:parent-style-name="Standard">
      <style:paragraph-properties fo:line-height="150%" fo:text-align="start" style:justify-single-word="false"/>
      <style:text-properties style:font-name="Arial" fo:font-size="12pt" fo:font-weight="bold" style:font-size-asian="12pt" style:font-weight-asian="bold" style:font-size-complex="12pt" style:font-weight-complex="bold"/>
    </style:style>
    <style:style style:name="P5" style:family="paragraph" style:parent-style-name="Standard">
      <style:paragraph-properties fo:line-height="150%"/>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line-height="150%"/>
      <style:text-properties style:font-name="Arial" fo:font-size="12pt" style:text-underline-style="solid" style:text-underline-width="auto" style:text-underline-color="font-color" fo:font-weight="normal" style:font-name-asian="Times New Roman" style:font-size-asian="12pt" style:font-weight-asian="normal" style:font-name-complex="Times New Roman" style:font-size-complex="12pt" style:font-weight-complex="normal"/>
    </style:style>
    <style:style style:name="P7" style:family="paragraph" style:parent-style-name="Standard">
      <style:paragraph-properties fo:line-height="150%"/>
      <style:text-properties style:font-name="Arial" fo:font-size="12pt" style:font-name-asian="Times New Roman" style:font-size-asian="12pt" style:font-name-complex="Times New Roman" style:font-size-complex="12pt"/>
    </style:style>
    <style:style style:name="P8" style:family="paragraph" style:parent-style-name="Standard">
      <style:paragraph-properties fo:line-height="150%"/>
      <style:text-properties style:font-name="Arial" fo:font-size="12pt" style:text-underline-style="none" style:font-name-asian="Times New Roman" style:font-size-asian="12pt" style:font-name-complex="Times New Roman" style:font-size-complex="12pt"/>
    </style:style>
    <style:style style:name="P9" style:family="paragraph" style:parent-style-name="Standard">
      <style:paragraph-properties fo:line-height="150%"/>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10" style:family="paragraph" style:parent-style-name="Standard">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11" style:family="paragraph" style:parent-style-name="Standard">
      <style:paragraph-properties fo:line-height="150%"/>
      <style:text-properties style:font-name="Arial" fo:font-size="12pt" style:font-size-asian="12pt" style:font-size-complex="12pt"/>
    </style:style>
    <style:style style:name="P12" style:family="paragraph" style:parent-style-name="Standard" style:list-style-name="L1">
      <style:paragraph-properties fo:line-height="150%" fo:text-align="start" style:justify-single-word="false"/>
      <style:text-properties style:font-name="Arial" fo:font-size="12pt" style:font-size-asian="12pt" style:font-size-complex="12pt"/>
    </style:style>
    <style:style style:name="P13" style:family="paragraph" style:parent-style-name="Standard" style:list-style-name="L2">
      <style:paragraph-properties fo:line-height="150%" fo:text-align="start" style:justify-single-word="false"/>
      <style:text-properties style:font-name="Arial" fo:font-size="12pt" style:font-size-asian="12pt" style:font-size-complex="12pt"/>
    </style:style>
    <style:style style:name="P14" style:family="paragraph" style:parent-style-name="Standard">
      <style:paragraph-properties fo:line-height="150%"/>
      <style:text-properties style:font-name="Arial" fo:font-size="12pt" style:font-name-asian="Times New Roman" style:font-size-asian="12pt" style:font-name-complex="Times New Roman" style:font-size-complex="12pt"/>
    </style:style>
    <style:style style:name="P15" style:family="paragraph" style:parent-style-name="Standard" style:list-style-name="L3">
      <style:paragraph-properties fo:line-height="150%"/>
      <style:text-properties style:font-name="Arial" fo:font-size="12pt" style:font-name-asian="Times New Roman" style:font-size-asian="12pt" style:font-name-complex="Times New Roman" style:font-size-complex="12pt"/>
    </style:style>
    <style:style style:name="P16" style:family="paragraph" style:parent-style-name="Standard">
      <style:paragraph-properties fo:line-height="150%"/>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17" style:family="paragraph" style:parent-style-name="Standard">
      <style:paragraph-properties fo:line-height="150%"/>
      <style:text-properties style:font-name="Arial" fo:font-size="12pt" style:text-underline-style="solid" style:text-underline-width="auto" style:text-underline-color="font-color" fo:font-weight="normal" style:font-name-asian="Times New Roman" style:font-size-asian="12pt" style:font-weight-asian="normal" style:font-name-complex="Times New Roman" style:font-size-complex="12pt" style:font-weight-complex="normal"/>
    </style:style>
    <style:style style:name="P18" style:family="paragraph" style:parent-style-name="Standard">
      <style:paragraph-properties fo:line-height="150%"/>
      <style:text-properties style:font-name="Arial" fo:font-size="12pt" style:text-underline-style="none" fo:font-weight="bold" style:font-size-asian="12pt" style:font-weight-asian="bold" style:font-size-complex="12pt" style:font-weight-complex="bold"/>
    </style:style>
    <style:style style:name="T1" style:family="text">
      <style:text-properties style:font-name-asian="Times New Roman" style:font-name-complex="Times New Roman"/>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Times New Roman" style:font-name-complex="Times New Roman"/>
    </style:style>
    <style:style style:name="T4" style:family="text">
      <style:text-properties style:text-underline-style="none"/>
    </style:style>
    <style:style style:name="T5" style:family="text">
      <style:text-properties style:text-underline-style="none" style:font-name-asian="Times New Roman" style:font-name-complex="Times New Roman"/>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lt;^&gt; TRIFORCE &lt;^&gt;</text:p>
      <text:p text:style-name="P2"/>
      <text:p text:style-name="P2">A Tetris Attack Clone</text:p>
      <text:p text:style-name="P2">by Gabe Pike</text:p>
      <text:p text:style-name="P2">Team Members: Gabe Pike and Brandon Hinesle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able of Contents</text:p>
      <text:p text:style-name="P3"/>
      <text:p text:style-name="P3">Section 1: Requirements workflow</text:p>
      <text:list xml:id="list38489739" text:style-name="L1">
        <text:list-item>
          <text:list>
            <text:list-item>
              <text:p text:style-name="P12">Requirements workflow</text:p>
              <text:list>
                <text:list-item>
                  <text:p text:style-name="P12">Initial Understanding and Glossary</text:p>
                </text:list-item>
                <text:list-item>
                  <text:p text:style-name="P12">Initial Business Model</text:p>
                </text:list-item>
                <text:list-item>
                  <text:p text:style-name="P12">Initial Requirements</text:p>
                </text:list-item>
                <text:list-item>
                  <text:p text:style-name="P12">Detailed Requirements</text:p>
                </text:list-item>
                <text:list-item>
                  <text:p text:style-name="P12">Iterated Use-Case Diagrams and Descriptions</text:p>
                </text:list-item>
              </text:list>
            </text:list-item>
          </text:list>
        </text:list-item>
      </text:list>
      <text:list xml:id="list38504719" text:style-name="L2">
        <text:list-item>
          <text:list>
            <text:list-item>
              <text:p text:style-name="P13">Walkthrough</text:p>
            </text:list-item>
            <text:list-item>
              <text:p text:style-name="P13">Revised Requirements After Walkthrough</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Section 1.1: Requirements Workflow</text:p>
      <text:p text:style-name="P3"/>
      <text:p text:style-name="P4">1.1.1<text:tab/>Initial understanding of the project</text:p>
      <text:p text:style-name="P3">General:</text:p>
      <text:p text:style-name="P1">Triforce is a remake of the classic SNES game, Tetris Attack. It is called Triforce<text:span text:style-name="T1"> in part because of the core </text:span>game<text:span text:style-name="T1"> </text:span>mechanic<text:span text:style-name="T1"> </text:span>where<text:span text:style-name="T1"> one must align at least three matching blocks</text:span>.<text:span text:style-name="T1"> </text:span>In<text:span text:style-name="T1"> </text:span>the<text:span text:style-name="T1"> </text:span>game,<text:span text:style-name="T1"> </text:span>a<text:span text:style-name="T1"> </text:span>player<text:span text:style-name="T1"> </text:span>controls<text:span text:style-name="T1"> </text:span>a<text:span text:style-name="T1"> </text:span>cursor<text:span text:style-name="T1"> </text:span>that<text:span text:style-name="T1"> </text:span>lets<text:span text:style-name="T1"> </text:span>him<text:span text:style-name="T1"> </text:span>swap<text:span text:style-name="T1"> </text:span>two<text:span text:style-name="T1"> </text:span>adjacent<text:span text:style-name="T1"> </text:span>blocks<text:span text:style-name="T1"> </text:span>horizontally.<text:span text:style-name="T1"> </text:span>Combinations<text:span text:style-name="T1"> </text:span>of<text:span text:style-name="T1"> </text:span>3<text:span text:style-name="T1"> </text:span>or<text:span text:style-name="T1"> </text:span>more<text:span text:style-name="T1"> </text:span>blocks<text:span text:style-name="T1"> </text:span>in<text:span text:style-name="T1"> </text:span>a<text:span text:style-name="T1"> </text:span>row<text:span text:style-name="T1"> </text:span>will<text:span text:style-name="T1"> </text:span>break<text:span text:style-name="T1"> </text:span>the<text:span text:style-name="T1"> </text:span>blocks, causing the blocks above them to fall.<text:span text:style-name="T1"> </text:span>The<text:span text:style-name="T1"> </text:span>game<text:span text:style-name="T1"> </text:span>mechanics<text:span text:style-name="T1"> </text:span>allow<text:span text:style-name="T1"> </text:span>the<text:span text:style-name="T1"> </text:span>player<text:span text:style-name="T1"> </text:span>to<text:span text:style-name="T1"> </text:span>use<text:span text:style-name="T1"> </text:span>their<text:span text:style-name="T1"> </text:span>skills<text:span text:style-name="T1"> </text:span>and<text:span text:style-name="T1"> </text:span>reaction<text:span text:style-name="T1"> </text:span>time<text:span text:style-name="T1"> </text:span>to<text:span text:style-name="T1"> </text:span>gain<text:span text:style-name="T1"> </text:span>great<text:span text:style-name="T1"> </text:span>rewards.<text:span text:style-name="T1"> </text:span>The<text:span text:style-name="T1"> </text:span>game<text:span text:style-name="T1"> </text:span>mechanics<text:span text:style-name="T1"> </text:span>are<text:span text:style-name="T1"> </text:span>flexible<text:span text:style-name="T1"> </text:span>and<text:span text:style-name="T1"> </text:span>allow<text:span text:style-name="T1"> </text:span>for<text:span text:style-name="T1"> </text:span>several<text:span text:style-name="T1"> </text:span>fun<text:span text:style-name="T1"> </text:span>modes<text:span text:style-name="T1"> </text:span>of<text:span text:style-name="T1"> </text:span>play. Figure 1 shows a screenshot of gameplay in Tetris Attack.</text:p>
      <text:p text:style-name="P1"><draw:frame draw:style-name="fr1" draw:name="Frame1" text:anchor-type="paragraph" svg:width="6.9252in" draw:z-index="6"><draw:text-box fo:min-height="5.1937in"><text:p text:style-name="Figure"><draw:frame draw:style-name="fr4" draw:name="graphics1" text:anchor-type="paragraph" svg:x="0.0016in" svg:y="0.0008in" svg:width="6.9252in" style:rel-width="100%" svg:height="5.1937in" style:rel-height="scale" draw:z-index="7"><draw:image xlink:href="Pictures/100000000000026C000001D1CDF6DBDF.jpg" xlink:type="simple" xlink:show="embed" xlink:actuate="onLoad"/></draw:frame>Figure <text:sequence text:ref-name="refFigure0" text:name="Figure" text:formula="ooow:Figure+1" style:num-format="1">1</text:sequence>: This screenshot shows a game with two players. Each player controls the white cursor on their grid of blocks. A player presses a button two swap the blocks inside the cursor.</text:p></draw:text-box></draw:frame></text:p>
      <text:p text:style-name="P1"><text:soft-page-break/></text:p>
      <text:p text:style-name="P1">Menu:</text:p>
      <text:p text:style-name="P1">The<text:span text:style-name="T1"> </text:span>user<text:span text:style-name="T1"> </text:span>experience<text:span text:style-name="T1"> </text:span>should<text:span text:style-name="T1"> </text:span>begin<text:span text:style-name="T1"> </text:span>with<text:span text:style-name="T1"> </text:span>opening<text:span text:style-name="T1"> </text:span>the<text:span text:style-name="T1"> </text:span>game<text:span text:style-name="T1"> </text:span>to<text:span text:style-name="T1"> </text:span>the<text:span text:style-name="T1"> </text:span>main<text:span text:style-name="T1"> </text:span>menu.<text:span text:style-name="T1"> </text:span>The<text:span text:style-name="T1"> </text:span>menu<text:span text:style-name="T1"> </text:span>will<text:span text:style-name="T1"> </text:span>contain<text:span text:style-name="T1"> </text:span>buttons<text:span text:style-name="T1"> </text:span>for<text:span text:style-name="T1"> </text:span>Play,<text:span text:style-name="T1"> </text:span>Settings,<text:span text:style-name="T1"> </text:span>Help,<text:span text:style-name="T1"> </text:span>Credits/About,<text:span text:style-name="T1"> </text:span>and<text:span text:style-name="T1"> </text:span>Quit.<text:span text:style-name="T1"> </text:span>The<text:span text:style-name="T1"> </text:span>Settings<text:span text:style-name="T1"> </text:span>button<text:span text:style-name="T1"> </text:span>will<text:span text:style-name="T1"> </text:span>open<text:span text:style-name="T1"> </text:span>a<text:span text:style-name="T1"> </text:span>new<text:span text:style-name="T1"> </text:span>menu<text:span text:style-name="T1"> </text:span>to<text:span text:style-name="T1"> </text:span>configure<text:span text:style-name="T1"> </text:span>settings<text:span text:style-name="T1"> </text:span>such<text:span text:style-name="T1"> </text:span>as<text:span text:style-name="T1"> </text:span>themes,<text:span text:style-name="T1"> </text:span>sounds,<text:span text:style-name="T1"> </text:span>and<text:span text:style-name="T1"> </text:span>difficulty.<text:span text:style-name="T1"> </text:span>Help<text:span text:style-name="T1"> </text:span>will<text:span text:style-name="T1"> </text:span>tell<text:span text:style-name="T1"> </text:span>the<text:span text:style-name="T1"> </text:span>user<text:span text:style-name="T1"> </text:span>how<text:span text:style-name="T1"> </text:span>to<text:span text:style-name="T1"> </text:span>play.<text:span text:style-name="T1"> </text:span>When<text:span text:style-name="T1"> </text:span>the<text:span text:style-name="T1"> </text:span>user<text:span text:style-name="T1"> </text:span>selects<text:span text:style-name="T1"> </text:span>Play,<text:span text:style-name="T1"> </text:span>they<text:span text:style-name="T1"> </text:span>will<text:span text:style-name="T1"> </text:span>be<text:span text:style-name="T1"> </text:span>taken<text:span text:style-name="T1"> </text:span>to<text:span text:style-name="T1"> </text:span>another<text:span text:style-name="T1"> </text:span>menu<text:span text:style-name="T1"> </text:span>to<text:span text:style-name="T1"> </text:span>select<text:span text:style-name="T1"> </text:span>what<text:span text:style-name="T1"> </text:span>mode<text:span text:style-name="T1"> </text:span>they<text:span text:style-name="T1"> </text:span>want<text:span text:style-name="T1"> </text:span>to<text:span text:style-name="T1"> </text:span>play.<text:span text:style-name="T1"> </text:span>When<text:span text:style-name="T1"> </text:span>they<text:span text:style-name="T1"> </text:span>select<text:span text:style-name="T1"> </text:span>the<text:span text:style-name="T1"> </text:span>mode,<text:span text:style-name="T1"> </text:span>they<text:span text:style-name="T1"> </text:span>will<text:span text:style-name="T1"> </text:span>be<text:span text:style-name="T1"> </text:span>taken<text:span text:style-name="T1"> </text:span>to<text:span text:style-name="T1"> </text:span>the<text:span text:style-name="T1"> </text:span>actual<text:span text:style-name="T1"> </text:span>game.<text:span text:style-name="T1"> </text:span>It<text:span text:style-name="T1"> </text:span>will<text:span text:style-name="T1"> </text:span>start<text:span text:style-name="T1"> </text:span>after<text:span text:style-name="T1"> </text:span>a<text:span text:style-name="T1"> </text:span>timer<text:span text:style-name="T1"> </text:span>of<text:span text:style-name="T1"> </text:span>three<text:span text:style-name="T1"> </text:span>seconds.<text:span text:style-name="T1"> </text:span>The<text:span text:style-name="T1"> </text:span>gameplay<text:span text:style-name="T1"> </text:span>area<text:span text:style-name="T1"> </text:span>will<text:span text:style-name="T1"> </text:span>consist<text:span text:style-name="T1"> </text:span>of<text:span text:style-name="T1"> </text:span>a<text:span text:style-name="T1"> </text:span>grid<text:span text:style-name="T1"> </text:span>of<text:span text:style-name="T1"> </text:span>blocks<text:span text:style-name="T1"> </text:span>and<text:span text:style-name="T1"> </text:span>a<text:span text:style-name="T1"> </text:span>cursor<text:span text:style-name="T1"> </text:span>for<text:span text:style-name="T1"> </text:span>the<text:span text:style-name="T1"> </text:span>player<text:span text:style-name="T1"> </text:span>to<text:span text:style-name="T1"> </text:span>control<text:span text:style-name="T1">, as seen in Figure 1</text:span>.<text:span text:style-name="T1"> </text:span>The<text:span text:style-name="T1"> </text:span>player<text:span text:style-name="T1"> </text:span>uses<text:span text:style-name="T1"> </text:span>the<text:span text:style-name="T1"> </text:span>keyboard<text:span text:style-name="T1"> or mouse </text:span>to<text:span text:style-name="T1"> </text:span>move<text:span text:style-name="T1"> </text:span>the<text:span text:style-name="T1"> </text:span>cursor<text:span text:style-name="T1"> </text:span>to<text:span text:style-name="T1"> </text:span>an<text:span text:style-name="T1"> </text:span>adjacent<text:span text:style-name="T1"> </text:span>block<text:span text:style-name="T1"> </text:span>horizontally<text:span text:style-name="T1"> </text:span>or<text:span text:style-name="T1"> </text:span>vertically.<text:span text:style-name="T1"> </text:span>The<text:span text:style-name="T1"> </text:span>player<text:span text:style-name="T1"> </text:span>must<text:span text:style-name="T1"> </text:span>break<text:span text:style-name="T1"> </text:span>blocks<text:span text:style-name="T1"> </text:span>by<text:span text:style-name="T1"> </text:span>aligning<text:span text:style-name="T1"> </text:span>three<text:span text:style-name="T1"> </text:span>or<text:span text:style-name="T1"> </text:span>more<text:span text:style-name="T1"> </text:span>of<text:span text:style-name="T1"> </text:span>the<text:span text:style-name="T1"> </text:span>same<text:span text:style-name="T1"> </text:span>color<text:span text:style-name="T1"> </text:span>vertically<text:span text:style-name="T1"> </text:span>or<text:span text:style-name="T1"> </text:span>horizontally.<text:span text:style-name="T1"> </text:span></text:p>
      <text:p text:style-name="P7"/>
      <text:p text:style-name="P7">Controls/Input:</text:p>
      <text:p text:style-name="P7">The controls to Triforce are rather simple. The user only needs to concern himself with the following input (input that will use the same binding is put in the same bullet point):</text:p>
      <text:list xml:id="list38476993" text:style-name="L3">
        <text:list-item>
          <text:p text:style-name="P15">Navigate the menus; Move the cursor in four directions</text:p>
        </text:list-item>
        <text:list-item>
          <text:p text:style-name="P15">Select a menu item; Swap blocks</text:p>
        </text:list-item>
        <text:list-item>
          <text:p text:style-name="P15">Boost the speed of play</text:p>
        </text:list-item>
        <text:list-item>
          <text:p text:style-name="P15">Pause; Exit</text:p>
        </text:list-item>
      </text:list>
      <text:p text:style-name="P1"><text:span text:style-name="T1">We want to support multiple methods of input. It will be possible to use a keyboard, mouse, or Xbox 360 controller to control everything in the game. This will be done by making generic </text:span><text:span text:style-name="T1">bindings that are not specific to any kind of input device. Then, we will map each input method from each input device to the generic bindings.</text:span></text:p>
      <text:p text:style-name="P7"/>
      <text:p text:style-name="P7">Gameplay and Mechanics:</text:p>
      <text:p text:style-name="P7">Triforce has potential for several modes of play. Due to time constraints, we will not likely be able to implement them all. At a minimum, we want to implement Endurance Mode, where a player must survive as long as he can while blocks are pushed onto the play area at accelerating speeds. If time permits, we will also implement Versus Mode. In Versus Mode, two players build up large combos and chains, and drop them on each other. It could be played on the input device or over a network connection. Due to time constraints and <text:soft-page-break/>experience, it is unlikely we will implement any sort of artifical intelligence.</text:p>
      <text:p text:style-name="P7"/>
      <text:p text:style-name="P7">The game play of Triforce looks rather simple to a player, but its inner workings are actually rather complex. The mechanics of <text:span text:style-name="T2">combos</text:span> are the easiest to explain. A combo is achieved by aligning at least three matching blocks together. However, you can combine sets of blocks by positioning things right before moving them. Below are some examples of possible combos.</text:p>
      <text:p text:style-name="P7"/>
      <text:p text:style-name="P7"><draw:frame draw:style-name="fr2" draw:name="Frame2" text:anchor-type="paragraph" svg:x="0.1618in" svg:y="0.0189in" svg:width="1.6in" draw:z-index="0"><draw:text-box fo:min-height="0.9598in"><text:p text:style-name="Figure"><draw:frame draw:style-name="fr4" draw:name="graphics6" text:anchor-type="paragraph" svg:x="0.0016in" svg:y="0.0008in" svg:width="1.6in" style:rel-width="100%" svg:height="0.9598in" style:rel-height="scale" draw:z-index="1"><draw:image xlink:href="Pictures/10000000000000F000000090A328476E.png" xlink:type="simple" xlink:show="embed" xlink:actuate="onLoad"/></draw:frame>Figure <text:sequence text:ref-name="refFigure1" text:name="Figure" text:formula="ooow:Figure+1" style:num-format="1">2</text:sequence>: 3x Combo</text:p></draw:text-box></draw:frame><draw:frame draw:style-name="fr2" draw:name="Frame3" text:anchor-type="paragraph" svg:x="2.4508in" svg:y="0.0728in" svg:width="1.9201in" draw:z-index="2"><draw:text-box fo:min-height="1.2799in"><text:p text:style-name="Figure"><draw:frame draw:style-name="fr4" draw:name="graphics7" text:anchor-type="paragraph" svg:x="0.0016in" svg:y="0.0008in" svg:width="1.9201in" style:rel-width="100%" svg:height="1.2799in" style:rel-height="scale" draw:z-index="3"><draw:image xlink:href="Pictures/1000000000000120000000C02FE86A23.png" xlink:type="simple" xlink:show="embed" xlink:actuate="onLoad"/></draw:frame>Figure <text:sequence text:ref-name="refFigure2" text:name="Figure" text:formula="ooow:Figure+1" style:num-format="1">3</text:sequence>: 4x Combo</text:p></draw:text-box></draw:frame></text:p>
      <text:p text:style-name="P7"/>
      <text:p text:style-name="P7"/>
      <text:p text:style-name="P7"/>
      <text:p text:style-name="P7"/>
      <text:p text:style-name="P7"/>
      <text:p text:style-name="P7"><draw:frame draw:style-name="fr1" draw:name="Frame4" text:anchor-type="paragraph" svg:width="4.8264in" draw:z-index="4"><draw:text-box fo:min-height="1.6in"><text:p text:style-name="Figure"><draw:frame draw:style-name="fr5" draw:name="graphics8" text:anchor-type="paragraph" svg:x="-0.1898in" svg:y="0.2319in" svg:width="4.8264in" style:rel-width="100%" svg:height="1.6in" style:rel-height="scale" draw:z-index="5"><draw:image xlink:href="Pictures/10000000000002D4000000F0195948EF.png" xlink:type="simple" xlink:show="embed" xlink:actuate="onLoad"/></draw:frame>Figure <text:sequence text:ref-name="refFigure3" text:name="Figure" text:formula="ooow:Figure+1" style:num-format="1">4</text:sequence>: 6x Combo (2 sets of blocks)</text:p></draw:text-box></draw:frame></text:p>
      <text:p text:style-name="P7"/>
      <text:p text:style-name="P7"/>
      <text:p text:style-name="P7"/>
      <text:p text:style-name="P7"/>
      <text:p text:style-name="P7"/>
      <text:p text:style-name="P7"/>
      <text:p text:style-name="P7"/>
      <text:p text:style-name="P7"><text:span text:style-name="T2">Chains</text:span> are more difficult to pull off. Simple chains require a bit of planning, but it is possible to pull off some very complex, well-thought-out chains. A chain is when at least one combo causes blocks to fall directly into another combo. The figures below feature some examples of chains in ascending difficulty.</text:p>
      <text:p text:style-name="P7"><draw:frame draw:style-name="fr3" draw:name="Frame5" text:anchor-type="as-char" svg:width="5.6665in" draw:z-index="8"><draw:text-box fo:min-height="0.8335in"><text:p text:style-name="Figure"><draw:frame draw:style-name="fr4" draw:name="graphics2" text:anchor-type="paragraph" svg:x="0.0016in" svg:y="0.0008in" svg:width="5.6665in" style:rel-width="100%" svg:height="0.8335in" style:rel-height="scale" draw:z-index="9"><draw:image xlink:href="http://blargg.parodius.com/tetris_attack/manip1.gif" xlink:type="simple" xlink:show="embed" xlink:actuate="onLoad"/></draw:frame>Figure <text:sequence text:ref-name="refFigure4" text:name="Figure" text:formula="ooow:Figure+1" style:num-format="1">5</text:sequence>: Basic Chain</text:p></draw:text-box></draw:frame></text:p>
      <text:p text:style-name="P7"><text:soft-page-break/><draw:frame draw:style-name="fr3" draw:name="Frame6" text:anchor-type="as-char" svg:width="3.3335in" draw:z-index="10"><draw:text-box fo:min-height="0.8335in"><text:p text:style-name="Figure"><draw:frame draw:style-name="fr4" draw:name="graphics3" text:anchor-type="paragraph" svg:x="0.0016in" svg:y="0.0008in" svg:width="3.3335in" style:rel-width="100%" svg:height="0.8335in" style:rel-height="scale" draw:z-index="11"><draw:image xlink:href="http://blargg.parodius.com/tetris_attack/raisedh1.gif" xlink:type="simple" xlink:show="embed" xlink:actuate="onLoad"/></draw:frame>Figure <text:sequence text:ref-name="refFigure5" text:name="Figure" text:formula="ooow:Figure+1" style:num-format="1">6</text:sequence>: Raised Skill Chain</text:p></draw:text-box></draw:frame></text:p>
      <text:p text:style-name="P7"><draw:frame draw:style-name="fr3" draw:name="Frame7" text:anchor-type="as-char" svg:width="4.5in" draw:z-index="12"><draw:text-box fo:min-height="1in"><text:p text:style-name="Figure"><draw:frame draw:style-name="fr4" draw:name="graphics5" text:anchor-type="paragraph" svg:x="0.0016in" svg:y="0.0008in" svg:width="4.5in" style:rel-width="100%" svg:height="1in" style:rel-height="scale" draw:z-index="13"><draw:image xlink:href="http://blargg.parodius.com/tetris_attack/dropbef.gif" xlink:type="simple" xlink:show="embed" xlink:actuate="onLoad"/></draw:frame>Figure <text:sequence text:ref-name="refFigure6" text:name="Figure" text:formula="ooow:Figure+1" style:num-format="1">7</text:sequence>: Advanced Chain</text:p></draw:text-box></draw:frame></text:p>
      <text:p text:style-name="P7"><draw:frame draw:style-name="fr3" draw:name="Frame8" text:anchor-type="as-char" svg:width="4.8335in" draw:z-index="14"><draw:text-box fo:min-height="1.3335in"><text:p text:style-name="Figure"><draw:frame draw:style-name="fr4" draw:name="graphics4" text:anchor-type="paragraph" svg:x="0.0016in" svg:y="0.0008in" svg:width="4.8335in" style:rel-width="100%" svg:height="1.3335in" style:rel-height="scale" draw:z-index="15"><draw:image xlink:href="http://blargg.parodius.com/tetris_attack/combotl.gif" xlink:type="simple" xlink:show="embed" xlink:actuate="onLoad"/></draw:frame>Figure <text:sequence text:ref-name="refFigure7" text:name="Figure" text:formula="ooow:Figure+1" style:num-format="1">8</text:sequence>: Time-Lag Skill Chain</text:p></draw:text-box></draw:frame></text:p>
      <text:p text:style-name="P7"/>
      <text:p text:style-name="P7">Tools, Libraries, and Version Control:</text:p>
      <text:p text:style-name="P1"><text:span text:style-name="T1">We will be using </text:span><text:span text:style-name="T3">Visual Studio 2010</text:span><text:span text:style-name="T1"> as our development environment during the production Triforce. The game will require the </text:span><text:span text:style-name="T3">GLUT</text:span><text:span text:style-name="T5"> library for graphics and sounds, and the 2DGraphics library. Due to some limitations of the 2DGraphics library, we will be adding several features to the header file. It will run in a Windows environment and compiled an x86 architecture. We are going to manage our source code and resources with </text:span><text:span text:style-name="T3">Git</text:span><text:span text:style-name="T5"> and use </text:span><text:span text:style-name="T3">Github</text:span><text:span text:style-name="T5"> to host our Git </text:span><text:span text:style-name="T3">repository</text:span><text:span text:style-name="T5">. We chose Git because both of us know the benefits of </text:span><text:span text:style-name="T3">version control</text:span><text:span text:style-name="T5">, and I have experience with Git. Github was chosen because of its many rich features for developers, such its bug/enhancement ticket system, </text:span><text:span text:style-name="T3">commit</text:span><text:span text:style-name="T5"> tracking tools, wiki, and online code viewing. </text:span></text:p>
      <text:p text:style-name="P8"/>
      <text:p text:style-name="P9"/>
      <text:p text:style-name="P9"/>
      <text:p text:style-name="P9"/>
      <text:p text:style-name="P9"/>
      <text:p text:style-name="P9"/>
      <text:p text:style-name="P18"><text:soft-page-break/><text:span text:style-name="T1">Glossary</text:span></text:p>
      <text:p text:style-name="P5"><text:span text:style-name="T1">Combo</text:span><text:span text:style-name="T5">: A game mechanic where a player aligns at least three matching blocks</text:span></text:p>
      <text:p text:style-name="P5"><text:span text:style-name="T1">Chain</text:span><text:span text:style-name="T5">: A game mechanic that requires a player to use smart timing and positining to cause combos to generate more combos from falling blocks.</text:span></text:p>
      <text:p text:style-name="P5"><text:span text:style-name="T1">OpenGL</text:span><text:span text:style-name="T5">: An open-source, cross-platform API for creating 2D and 3D computer graphics.</text:span></text:p>
      <text:p text:style-name="P1"><text:span text:style-name="T3">GLUT (OpenGL Utility Toolkit): </text:span><text:span text:style-name="T5">A closed-source procedural library written in C that contains utilities for OpenGL programs and input devices.</text:span></text:p>
      <text:p text:style-name="P1"><text:span text:style-name="T3">2DGraphics Library</text:span><text:span text:style-name="T5">: A closed-source interface to GLUT that contains library functions useful for games, created by Dr. Arif Wani.</text:span></text:p>
      <text:p text:style-name="P1"><text:span text:style-name="T3">Version Control</text:span><text:span text:style-name="T5">: Management of changes to documents, computer programs, or other collections of information. </text:span></text:p>
      <text:p text:style-name="P1"><text:span text:style-name="T3">Repository</text:span><text:span text:style-name="T5">: A <text:s/>data structure, usually stored on a server, that contains a set of files and directories, historical record of changes in the repository, set of commit objects, and a set of references to commit objects, called heads.</text:span></text:p>
      <text:p text:style-name="P5"><text:span text:style-name="T1">Git</text:span><text:span text:style-name="T5">: A version control system that is fast, local, and distributed.</text:span></text:p>
      <text:p text:style-name="P5"><text:span text:style-name="T1">Github</text:span><text:span text:style-name="T5">: A popular website for hosting Git repositories that is free to use.</text:span></text:p>
      <text:p text:style-name="P6">Commit<text:span text:style-name="T4">: A single revision in a revision control system.</text:span></text:p>
      <text:p text:style-name="P6">Visual Studio 2010<text:span text:style-name="T4">: An integrated development environment for Windows.</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Screenshot" style:family="paragraph" style:parent-style-name="Caption"/>
    <style:style style:name="Frame_20_contents" style:display-name="Frame contents" style:family="paragraph" style:parent-style-name="Text_20_body" style:class="extra"/>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6T14:36:15.18</meta:creation-date>
    <dc:date>2012-05-06T18:45:32.54</dc:date>
    <meta:editing-duration>PT3H44M33S</meta:editing-duration>
    <meta:editing-cycles>51</meta:editing-cycles>
    <meta:generator>LibreOffice/3.4$Win32 LibreOffice_project/340m1$Build-302</meta:generator>
    <meta:document-statistic meta:table-count="0" meta:image-count="8" meta:object-count="0" meta:page-count="7" meta:paragraph-count="58" meta:word-count="1048" meta:character-count="6197" meta:non-whitespace-character-count="5207"/>
  </office:meta>
</office:document-meta>
</file>